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79fc"/>
    </style:style>
    <style:style style:name="P2" style:family="paragraph" style:parent-style-name="Standard">
      <style:text-properties officeooo:paragraph-rsid="00026217"/>
    </style:style>
    <style:style style:name="T1" style:family="text">
      <style:text-properties officeooo:rsid="00026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una funcion que dada una lista de numeros y un numeros considerado la cota superior filtre la lista devolviedno solo aquellos elemenento menores a la cota<text:line-break/><text:line-break/>l=[1,5,8,4,2,6,42,6,8,8,45,2,1,8,5,23]<text:line-break/>num=8<text:line-break/><text:line-break/>print(list(filter(lambda x:x&lt;num,l)))</text:p>
      <text:p text:style-name="P2"><text:line-break/><text:line-break/><text:line-break/>#generar una funcion que genere valores comprendidios entre el -5 yu el 5 y nos pinte <text:span text:style-name="T1">s</text:span>olo los negativos<text:line-break/><text:line-break/>print(list(filter((lambda n:n&lt;0),range(-5,5))))</text:p>
      <text:p text:style-name="P2"/>
      <text:p text:style-name="P2"/>
      <text:p text:style-name="P2">#dada una lisat de numeros generar una funcion que nos devuelva la siguiente informacion [valor,cuadrado]<text:line-break/><text:line-break/>lis=[0,1,2,3,4]<text:line-break/>print(list(map(lambda n:[n,n**2],lis)))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8-11-19T16:49:30.879000000</dc:date>
    <meta:editing-duration>PT9M7S</meta:editing-duration>
    <meta:editing-cycles>1</meta:editing-cycles>
    <meta:document-statistic meta:table-count="0" meta:image-count="0" meta:object-count="0" meta:page-count="1" meta:paragraph-count="3" meta:word-count="70" meta:character-count="564" meta:non-whitespace-character-count="489"/>
  </office:meta>
</office:document-meta>
</file>